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1pt" officeooo:rsid="000f37f7" officeooo:paragraph-rsid="000f37f7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officeooo:rsid="000f37f7" officeooo:paragraph-rsid="000f37f7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officeooo:rsid="000f37f7" officeooo:paragraph-rsid="0015a077" style:font-size-asian="14pt" style:font-size-complex="14pt"/>
    </style:style>
    <style:style style:name="P4" style:family="paragraph" style:parent-style-name="Text_20_body" style:list-style-name="L1">
      <style:text-properties officeooo:paragraph-rsid="000f37f7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paragraph-rsid="000f37f7"/>
    </style:style>
    <style:style style:name="P7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f37f7"/>
    </style:style>
    <style:style style:name="P8" style:family="paragraph" style:parent-style-name="Text_20_body">
      <style:paragraph-properties fo:margin-top="0cm" fo:margin-bottom="0cm" loext:contextual-spacing="false"/>
      <style:text-properties style:font-name="Liberation Serif"/>
    </style:style>
    <style:style style:name="P9" style:family="paragraph" style:parent-style-name="Text_20_body">
      <style:paragraph-properties fo:margin-top="0cm" fo:margin-bottom="0cm" loext:contextual-spacing="false"/>
      <style:text-properties style:font-name="Liberation Serif" fo:font-size="11pt" style:font-size-asian="11pt" style:font-size-complex="11pt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Liberation Serif" fo:font-size="11pt" officeooo:paragraph-rsid="000f37f7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color="#663300" style:font-name="Liberation Serif" fo:font-size="11pt" style:font-size-asian="11pt" style:font-size-complex="11pt"/>
    </style:style>
    <style:style style:name="T3" style:family="text">
      <style:text-properties fo:color="#660000" style:font-name="Liberation Serif" fo:font-size="11pt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="Liberation Serif" fo:font-size="11pt" style:font-size-asian="11pt" style:font-size-complex="11pt"/>
    </style:style>
    <style:style style:name="T6" style:family="text">
      <style:text-properties style:font-name="Liberation Serif" fo:font-size="11pt" officeooo:rsid="000f37f7" style:font-size-asian="11pt" style:font-size-complex="11pt"/>
    </style:style>
    <style:style style:name="T7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Liberation Serif" fo:font-size="11pt" fo:font-weight="bold" officeooo:rsid="000f37f7" style:font-size-asian="11pt" style:font-weight-asian="bold" style:font-size-complex="11pt" style:font-weight-complex="bold"/>
    </style:style>
    <style:style style:name="T9" style:family="text">
      <style:text-properties style:font-name="Liberation Serif" fo:font-size="11pt" fo:font-weight="normal" officeooo:rsid="000f37f7" style:font-size-asian="11pt" style:font-weight-asian="normal" style:font-size-complex="11pt" style:font-weight-complex="normal"/>
    </style:style>
    <style:style style:name="T10" style:family="text">
      <style:text-properties style:font-name="Liberation Serif" fo:font-weight="bold" officeooo:rsid="000f37f7"/>
    </style:style>
    <style:style style:name="T11" style:family="text">
      <style:text-properties style:font-name="Liberation Serif" fo:font-weight="bold" style:font-weight-asian="bold" style:font-weight-complex="bold"/>
    </style:style>
    <style:style style:name="T12" style:family="text">
      <style:text-properties style:font-name="Liberation Serif" fo:font-weight="normal" officeooo:rsid="000f37f7" style:font-weight-asian="normal" style:font-weight-complex="normal"/>
    </style:style>
    <style:style style:name="T13" style:family="text">
      <style:text-properties officeooo:rsid="00102e36"/>
    </style:style>
    <style:style style:name="T14" style:family="text">
      <style:text-properties officeooo:rsid="0011d56b"/>
    </style:style>
    <style:style style:name="T15" style:family="text">
      <style:text-properties officeooo:rsid="0013caab"/>
    </style:style>
    <style:style style:name="T16" style:family="text">
      <style:text-properties officeooo:rsid="0015a07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ation Yatea :</text:p>
      <text:p text:style-name="P2"/>
      <text:p text:style-name="P2"/>
      <text:p text:style-name="P1">Nb : Vous devez disposez d’une version <text:span text:style-name="T15">de perl (récente) compatible à </text:span><text:span text:style-name="Source_20_Text"><text:span text:style-name="T11">Lingua-YaTeA-0.622</text:span></text:span></text:p>
      <text:p text:style-name="P1"/>
      <text:p text:style-name="P1"><text:span text:style-name="T1">Installation de YaTeA (en étant root) :</text:span> </text:p>
      <text:list xml:id="list2980666424029429387" text:style-name="L1">
        <text:list-item>
          <text:p text:style-name="P5"><text:span text:style-name="T5">Configurer le module CPAN / Invoquer le shell : <text:line-break/></text:span><text:span text:style-name="Source_20_Text"><text:span text:style-name="T5">&gt; perl -MCPAN -we 'shell'</text:span></text:span><text:span text:style-name="T5"> </text:span></text:p>
        </text:list-item>
        <text:list-item>
          <text:p text:style-name="P5"><text:span text:style-name="T5">Installer les modules dont YaTeA dépend (quit pour quitter le shell CPAN) <text:line-break/></text:span><text:span text:style-name="Source_20_Text"><text:span text:style-name="T5">cpan&gt; install YAML <text:line-break/>cpan&gt; install Config::General <text:line-break/>cpan&gt; install Parse::Yapp <text:line-break/>cpan&gt; install Module::Build <text:line-break/>cpan&gt; quit</text:span></text:span><text:span text:style-name="T5"> </text:span></text:p>
        </text:list-item>
      </text:list>
      <text:p text:style-name="P8"><text:span text:style-name="T4"/></text:p>
      <text:list xml:id="list112653329366493" text:continue-numbering="true" text:style-name="L1">
        <text:list-item>
          <text:p text:style-name="P6"><text:span text:style-name="T5">Le décompresser <text:line-break/></text:span><text:span text:style-name="Source_20_Text"><text:span text:style-name="T5">&gt; tar -xvzf </text:span></text:span><text:span text:style-name="Source_20_Text"><text:span text:style-name="T8">CarteMentaleProjet1/Installations/Lingua-YaTeA-0.622.tar.gz</text:span></text:span></text:p>
        </text:list-item>
        <text:list-item>
          <text:p text:style-name="P5"><text:span text:style-name="T5">Installer YaTe</text:span><text:span text:style-name="T6">a</text:span><text:span text:style-name="T5"><text:line-break/></text:span><text:span text:style-name="Source_20_Text"><text:span text:style-name="T5">&gt; perl Makefile.PL <text:line-break/>&gt; make <text:line-break/>&gt; make test <text:line-break/>&gt; make install</text:span></text:span><text:span text:style-name="T5"> </text:span></text:p>
        </text:list-item>
        <text:list-item>
          <text:p text:style-name="P4"><text:span text:style-name="T5">Vérifier que l’installation </text:span><text:span text:style-name="T6">a</text:span><text:span text:style-name="T5"> bien copié les répertoires </text:span><text:span text:style-name="T2">etc/yatea/</text:span><text:span text:style-name="T5">, </text:span><text:span text:style-name="T2">share/doc/</text:span><text:span text:style-name="T5"> et </text:span><text:span text:style-name="T2">share/YaTeA</text:span><text:span text:style-name="T5">. Sinon, c’est à vous de le faire : <text:line-break/></text:span><text:span text:style-name="Source_20_Text"><text:span text:style-name="T5">&gt; cp -r etc/yatea /usr/local/etc/. <text:line-break/>&gt; cp -r share/doc /usr/local/share/. <text:line-break/>&gt; cp -r share/YaTeA /usr/local/share/. </text:span></text:span></text:p>
        </text:list-item>
        <text:list-item>
          <text:p text:style-name="P4"><text:span text:style-name="Source_20_Text"><text:span text:style-name="T9">Modififier le fichier de parametrage du traitement : /usr/local/etc/yatea/yatea.rc</text:span></text:span></text:p>
          <text:p text:style-name="P4"><text:span text:style-name="Source_20_Text"><text:span text:style-name="T9">En fonction de votre installation, ce fichier doit contenir les lignes suivantes : <text:line-break/>CONFIG_DIR = /usr/local/share/YaTeA/config <text:line-break/>LOCALE_DIR = /usr/local/share/YaTeA/locale <text:line-break/>language = </text:span></text:span><text:span text:style-name="Source_20_Text"><text:span text:style-name="T8">FR <text:s/></text:span></text:span><text:span text:style-name="Source_20_Text"><text:span text:style-name="T9"><text:s/>(pour l’appliquer à un Corpus en Francais)</text:span></text:span></text:p>
        </text:list-item>
      </text:list>
      <text:p text:style-name="P10"><text:span text:style-name="Source_20_Text"><text:span text:style-name="T12"/></text:span></text:p>
      <text:p text:style-name="P10"><text:span text:style-name="Source_20_Text"><text:span text:style-name="T10"/></text:span></text:p>
      <text:p text:style-name="P9"><text:span text:style-name="T1">Utilisation de YaTeA</text:span> </text:p>
      <text:p text:style-name="P7"><text:span text:style-name="T5">YaTeA prend en entrée un </text:span><text:a xlink:type="simple" xlink:href="http://gurau-audibert.hd.free.fr/josdblog/2009/12/treetagger-pour-letiquetage-morpho-syntaxique-et-la-lemmatisation/" text:style-name="Internet_20_link" text:visited-style-name="Visited_20_Internet_20_Link"><text:span text:style-name="T5">corpus tabulaire produit par TreeTagger</text:span></text:a><text:span text:style-name="T5">. Pour exécuter YaTeA, il suffit de taper la commande suivante : <text:line-break/></text:span><text:span text:style-name="Source_20_Text"><text:span text:style-name="T5">&gt; yatea -rcfile </text:span></text:span><text:span text:style-name="Source_20_Text"><text:span text:style-name="T6">/usr/local/etc/yatea/</text:span></text:span><text:span text:style-name="Source_20_Text"><text:span text:style-name="T5">yatea.rc </text:span></text:span><text:span text:style-name="Source_20_Text"><text:span text:style-name="T7">corpus</text:span></text:span><text:span text:style-name="Source_20_Text"><text:span text:style-name="T5">.ttg</text:span></text:span><text:span text:style-name="T5"> <text:s/><text:line-break/>YaTeA créer un répertoire portant le même nom que le corpus spécifié pour y stocker les résultats du traitement. 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Installation <text:span text:style-name="T16">Tree-Tagger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0:56:44.406910498</meta:creation-date>
    <dc:date>2017-05-30T11:19:14.073604744</dc:date>
    <meta:editing-duration>PT22M2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13" meta:word-count="212" meta:character-count="1488" meta:non-whitespace-character-count="1267"/>
  </office:meta>
</office:document-meta>
</file>